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Fdohk5sZ5BffE7U9G1GpnUd8DJzUC1cj7ik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0:14:00.560262337</meta:creation-date>
    <dc:date>2024-03-15T10:14:15.04158887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4.7.2$Linux_X86_64 LibreOffice_project/40$Build-2</meta:generator>
  </office:meta>
</office:document-meta>
</file>